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4050833238272325887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9"><text:soft-page-break/><text:span text:style-name="T2">Sat 5/27/2107 </text:span>4.5 miles</text:p>
      <text:p text:style-name="P10">I ran 4 miles on hilly roads in 37:28 or 9:21/mile.</text:p>
      <text:p text:style-name="P10">Splits: 11:08, 9:14, 8:50, 8:16</text:p>
      <text:p text:style-name="P10">I warmed down with a half mile in about 5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7T21:16:28.87</dc:date>
    <dc:creator>James Lombardi</dc:creator>
    <meta:editing-duration>P1DT4H38M16S</meta:editing-duration>
    <meta:editing-cycles>218</meta:editing-cycles>
    <meta:document-statistic meta:table-count="0" meta:image-count="0" meta:object-count="0" meta:page-count="11" meta:paragraph-count="236" meta:word-count="3012" meta:character-count="14668"/>
  </office:meta>
</office:document-meta>
</file>